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arbondeep</text:p>
          </table:table-cell>
          <table:table-cell office:value-type="float" office:value="3213.02" calcext:value-type="float">
            <text:p>3213.02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obs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bonshallow</text:p>
          </table:table-cell>
          <table:table-cell office:value-type="float" office:value="3562.65" calcext:value-type="float">
            <text:p>3562.6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obs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bonminsum</text:p>
          </table:table-cell>
          <table:table-cell office:value-type="float" office:value="23913.3" calcext:value-type="float">
            <text:p>23913.3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obs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ganicnsum</text:p>
          </table:table-cell>
          <table:table-cell table:style-name="ce1" office:value-type="float" office:value="2121.38" calcext:value-type="float">
            <text:p>2.12E+00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obsgroup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availablensum</text:p>
          </table:table-cell>
          <table:table-cell table:style-name="ce1" office:value-type="float" office:value="0.527651" calcext:value-type="float">
            <text:p>5.28E-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bsgroup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gppall3</text:p>
          </table:table-cell>
          <table:table-cell table:style-name="ce1" office:value-type="float" office:value="398.182" calcext:value-type="float">
            <text:p>3.98E+00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bsgroup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nppall3</text:p>
          </table:table-cell>
          <table:table-cell table:style-name="ce1" office:value-type="float" office:value="199.091" calcext:value-type="float">
            <text:p>1.99E+00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bsgroup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vegcl3</text:p>
          </table:table-cell>
          <table:table-cell office:value-type="float" office:value="139.033" calcext:value-type="float">
            <text:p>139.03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bs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gcw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gcr3</text:p>
          </table:table-cell>
          <table:table-cell office:value-type="float" office:value="242.576" calcext:value-type="float">
            <text:p>242.57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bs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gcsum3</text:p>
          </table:table-cell>
          <table:table-cell office:value-type="float" office:value="381.609" calcext:value-type="float">
            <text:p>381.60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bsgroup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vegnl3</text:p>
          </table:table-cell>
          <table:table-cell office:value-type="float" office:value="5.49662" calcext:value-type="float">
            <text:p>5.4966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obsgroup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vegnw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vegnr3</text:p>
          </table:table-cell>
          <table:table-cell office:value-type="float" office:value="5.10687" calcext:value-type="float">
            <text:p>5.106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vegnsum3</text:p>
          </table:table-cell>
          <table:table-cell office:value-type="float" office:value="10.6035" calcext:value-type="float">
            <text:p>10.603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obsgroup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veglbln3</text:p>
          </table:table-cell>
          <table:table-cell office:value-type="float" office:value="2.1207" calcext:value-type="float">
            <text:p>2.1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ppall4</text:p>
          </table:table-cell>
          <table:table-cell office:value-type="float" office:value="34.162" calcext:value-type="float">
            <text:p>34.16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obs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pall4</text:p>
          </table:table-cell>
          <table:table-cell office:value-type="float" office:value="107.148" calcext:value-type="float">
            <text:p>107.14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bs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gcl4</text:p>
          </table:table-cell>
          <table:table-cell office:value-type="float" office:value="23.7904" calcext:value-type="float">
            <text:p>23.790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obs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gcw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gcr4</text:p>
          </table:table-cell>
          <table:table-cell office:value-type="float" office:value="153.234" calcext:value-type="float">
            <text:p>153.23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bs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gcsum4</text:p>
          </table:table-cell>
          <table:table-cell office:value-type="float" office:value="177.024" calcext:value-type="float">
            <text:p>177.02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bs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gnl4</text:p>
          </table:table-cell>
          <table:table-cell office:value-type="float" office:value="1.71083" calcext:value-type="float">
            <text:p>1.710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gnw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gnr4</text:p>
          </table:table-cell>
          <table:table-cell office:value-type="float" office:value="3.22598" calcext:value-type="float">
            <text:p>3.225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gnsum4</text:p>
          </table:table-cell>
          <table:table-cell office:value-type="float" office:value="4.93681" calcext:value-type="float">
            <text:p>4.936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glbln4</text:p>
          </table:table-cell>
          <table:table-cell office:value-type="float" office:value="0.987361" calcext:value-type="float">
            <text:p>0.9873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ppall5</text:p>
          </table:table-cell>
          <table:table-cell office:value-type="float" office:value="25.6595" calcext:value-type="float">
            <text:p>25.659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obs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pall5</text:p>
          </table:table-cell>
          <table:table-cell office:value-type="float" office:value="12.8298" calcext:value-type="float">
            <text:p>12.829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obs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gcl5</text:p>
          </table:table-cell>
          <table:table-cell office:value-type="float" office:value="12.8298" calcext:value-type="float">
            <text:p>12.829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obs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gcw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gcr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gcsum5</text:p>
          </table:table-cell>
          <table:table-cell office:value-type="float" office:value="12.8298" calcext:value-type="float">
            <text:p>12.829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obs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gnl5</text:p>
          </table:table-cell>
          <table:table-cell office:value-type="float" office:value="0.352203" calcext:value-type="float">
            <text:p>0.3522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bs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gnw5</text:p>
          </table:table-cell>
          <table:table-cell table:style-name="ce1" office:value-type="float" office:value="0" calcext:value-type="float">
            <text:p>0.00E+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gnr5</text:p>
          </table:table-cell>
          <table:table-cell table:style-name="ce1" office:value-type="float" office:value="0" calcext:value-type="float">
            <text:p>0.00E+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gnsum5</text:p>
          </table:table-cell>
          <table:table-cell table:style-name="ce1" office:value-type="float" office:value="0.352203" calcext:value-type="float">
            <text:p>3.52E-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bs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glbln5</text:p>
          </table:table-cell>
          <table:table-cell table:style-name="ce1" office:value-type="float" office:value="0.07044059" calcext:value-type="float">
            <text:p>7.04E-0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bs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ppall6</text:p>
          </table:table-cell>
          <table:table-cell table:style-name="ce1" office:value-type="float" office:value="34.162" calcext:value-type="float">
            <text:p>3.42E+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bs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pall6</text:p>
          </table:table-cell>
          <table:table-cell office:value-type="float" office:value="17.081" calcext:value-type="float">
            <text:p>17.08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obs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gcl6</text:p>
          </table:table-cell>
          <table:table-cell office:value-type="float" office:value="43.9335" calcext:value-type="float">
            <text:p>43.933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obs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gcw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gcr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gcsum6</text:p>
          </table:table-cell>
          <table:table-cell office:value-type="float" office:value="43.9335" calcext:value-type="float">
            <text:p>43.933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obs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gnl6</text:p>
          </table:table-cell>
          <table:table-cell office:value-type="float" office:value="1.61553" calcext:value-type="float">
            <text:p>1.615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gnw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gnr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gnsum6</text:p>
          </table:table-cell>
          <table:table-cell office:value-type="float" office:value="1.61553" calcext:value-type="float">
            <text:p>1.615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s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glbln6</text:p>
          </table:table-cell>
          <table:table-cell office:value-type="float" office:value="0.323105" calcext:value-type="float">
            <text:p>0.3231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bsgroup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8T14:35:01.680487183</meta:creation-date>
    <dc:date>2015-08-28T15:03:20.052133413</dc:date>
    <meta:editing-duration>PT27M2S</meta:editing-duration>
    <meta:editing-cycles>2</meta:editing-cycles>
    <meta:generator>LibreOffice/4.2.8.2$Linux_X86_64 LibreOffice_project/420m0$Build-2</meta:generator>
    <meta:document-statistic meta:table-count="1" meta:cell-count="196" meta:object-count="0"/>
  </office:meta>
</office:document-meta>
</file>